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end" style:justify-single-word="false"/>
      <style:text-properties style:use-window-font-color="true" style:font-name="Calibri1" fo:font-size="11pt" fo:font-weight="normal" fo:background-color="transparent" style:font-name-asian="Calibri1" style:font-name-complex="Calibri1"/>
    </style:style>
    <style:style style:name="P2" style:family="paragraph" style:parent-style-name="Standard">
      <style:paragraph-properties fo:line-height="120%" fo:text-align="start" style:justify-single-word="false"/>
      <style:text-properties style:use-window-font-color="true" style:font-name="Calibri1" fo:font-size="11pt" fo:font-weight="normal" fo:background-color="transparent" style:font-name-asian="Calibri1" style:font-name-complex="Calibri1"/>
    </style:style>
    <style:style style:name="P3" style:family="paragraph" style:parent-style-name="Standard">
      <style:paragraph-properties fo:line-height="120%" fo:text-align="start" style:justify-single-word="false"/>
      <style:text-properties fo:color="#000000" style:font-name="Calibri1" fo:font-size="12pt" fo:font-weight="normal" fo:background-color="transparent" style:font-name-asian="Calibri1" style:font-name-complex="Calibri1"/>
    </style:style>
    <style:style style:name="P4" style:family="paragraph" style:parent-style-name="Standard">
      <style:paragraph-properties fo:margin-top="0.1665in" fo:margin-bottom="0in" loext:contextual-spacing="false" fo:line-height="100%" fo:text-align="center" style:justify-single-word="false"/>
      <style:text-properties fo:color="#000000" style:font-name="Calibri1" fo:font-size="28pt" fo:font-weight="bold" fo:background-color="transparent" style:font-name-asian="Calibri1" style:font-name-complex="Calibri1"/>
    </style:style>
    <style:style style:name="P5" style:family="paragraph" style:parent-style-name="Standard">
      <style:paragraph-properties fo:margin-top="0.1665in" fo:margin-bottom="0in" loext:contextual-spacing="false" fo:line-height="100%" fo:text-align="start" style:justify-single-word="false"/>
      <style:text-properties fo:color="#000000" style:font-name="Calibri1" fo:font-size="14pt" fo:font-weight="bold" fo:background-color="transparent" style:font-name-asian="Calibri1" style:font-name-complex="Calibri1"/>
    </style:style>
    <style:style style:name="P6" style:family="paragraph" style:parent-style-name="Standard">
      <style:paragraph-properties fo:margin-top="0.1665in" fo:margin-bottom="0in" loext:contextual-spacing="false" fo:line-height="100%" fo:text-align="start" style:justify-single-word="false"/>
      <style:text-properties fo:color="#000000" style:font-name="Calibri1" fo:font-size="12pt" fo:font-weight="normal" fo:background-color="transparent" style:font-name-asian="Calibri1" style:font-name-complex="Calibri1"/>
    </style:style>
    <style:style style:name="P7" style:family="paragraph" style:parent-style-name="Standard">
      <style:paragraph-properties fo:margin-top="0.1665in" fo:margin-bottom="0in"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1665in" fo:margin-bottom="0.0835in" loext:contextual-spacing="false" fo:line-height="100%" fo:text-align="center" style:justify-single-word="false"/>
      <style:text-properties fo:color="#000000" style:font-name="Calibri1" fo:font-size="28pt" fo:font-weight="bold" fo:background-color="transparent" style:font-name-asian="Calibri1" style:font-name-complex="Calibri1"/>
    </style:style>
    <style:style style:name="P9" style:family="paragraph" style:parent-style-name="Standard">
      <style:paragraph-properties fo:margin-top="0.1665in" fo:margin-bottom="0.0835in" loext:contextual-spacing="false" fo:line-height="100%" fo:text-align="start" style:justify-single-word="false"/>
      <style:text-properties fo:color="#000000" style:font-name="Calibri1" fo:font-size="14pt" fo:font-weight="bold" fo:background-color="transparent" style:font-name-asian="Calibri1" style:font-name-complex="Calibri1"/>
    </style:style>
    <style:style style:name="P10" style:family="paragraph" style:parent-style-name="Standard">
      <style:paragraph-properties fo:margin-top="0.1665in" fo:margin-bottom="0.0835in"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1" style:family="paragraph" style:parent-style-name="Standard">
      <style:paragraph-properties fo:margin-top="0in" fo:margin-bottom="0.0972in" loext:contextual-spacing="false" fo:line-height="120%" fo:text-align="start" style:justify-single-word="false"/>
      <style:text-properties fo:color="#000000" style:font-name="Calibri1" fo:font-size="12pt" fo:font-weight="normal" fo:background-color="transparent" style:font-name-asian="Calibri1" style:font-name-complex="Calibri1"/>
    </style:style>
    <style:style style:name="P12" style:family="paragraph" style:parent-style-name="Standard">
      <style:paragraph-properties fo:margin-top="0.139in" fo:margin-bottom="0.0835in" loext:contextual-spacing="false" fo:line-height="100%" fo:text-align="start" style:justify-single-word="false"/>
      <style:text-properties fo:color="#000000" style:font-name="Calibri1" fo:font-size="14pt" fo:font-weight="bold" fo:background-color="transparent" style:font-name-asian="Calibri1" style:font-name-complex="Calibri1"/>
    </style:style>
    <style:style style:name="P13" style:family="paragraph" style:parent-style-name="Standard">
      <style:paragraph-properties fo:margin-top="0.139in" fo:margin-bottom="0.0835in"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4" style:family="paragraph" style:parent-style-name="Standard" style:list-style-name="L2">
      <style:paragraph-properties fo:margin-left="-0.25in" fo:margin-right="0in" fo:margin-top="0in" fo:margin-bottom="0.0972in" loext:contextual-spacing="false" fo:line-height="120%" fo:text-align="start" style:justify-single-word="false" fo:text-indent="0.25in" style:auto-text-indent="false"/>
    </style:style>
    <style:style style:name="P15" style:family="paragraph" style:parent-style-name="Standard" style:list-style-name="L1">
      <style:paragraph-properties fo:margin-left="-0.25in" fo:margin-right="0in" fo:margin-top="0in" fo:margin-bottom="0.0972in" loext:contextual-spacing="false" fo:line-height="120%"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16" style:family="paragraph" style:parent-style-name="Standard" style:list-style-name="L3">
      <style:paragraph-properties fo:margin-left="-0.25in" fo:margin-right="0in" fo:margin-top="0in" fo:margin-bottom="0.0972in" loext:contextual-spacing="false" fo:line-height="120%"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17" style:family="paragraph" style:parent-style-name="Standard" style:list-style-name="L4">
      <style:paragraph-properties fo:margin-left="-0.25in" fo:margin-right="0in" fo:margin-top="0in" fo:margin-bottom="0.0972in" loext:contextual-spacing="false" fo:line-height="120%"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18" style:family="paragraph" style:parent-style-name="Standard" style:list-style-name="L2">
      <style:paragraph-properties fo:margin-left="-0.25in" fo:margin-right="0in" fo:line-height="120%" fo:text-align="start" style:justify-single-word="false" fo:text-indent="0.25in" style:auto-text-indent="false"/>
    </style:style>
    <style:style style:name="P19" style:family="paragraph" style:parent-style-name="Standard" style:list-style-name="L1">
      <style:paragraph-properties fo:margin-left="-0.25in" fo:margin-right="0in" fo:line-height="120%"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0" style:family="paragraph" style:parent-style-name="Standard" style:list-style-name="L4">
      <style:paragraph-properties fo:margin-left="-0.25in" fo:margin-right="0in" fo:line-height="120%"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1" style:family="paragraph" style:parent-style-name="Standard">
      <style:paragraph-properties fo:margin-top="0.139in" fo:margin-bottom="0in" loext:contextual-spacing="false" fo:line-height="100%" fo:text-align="start" style:justify-single-word="false"/>
      <style:text-properties fo:color="#000000" style:font-name="Calibri1" fo:font-size="14pt" fo:font-weight="bold" fo:background-color="transparent" style:font-name-asian="Calibri1" style:font-name-complex="Calibri1"/>
    </style:style>
    <style:style style:name="P22" style:family="paragraph" style:parent-style-name="Standard">
      <style:paragraph-properties fo:margin-top="0.139in" fo:margin-bottom="0in" loext:contextual-spacing="false" fo:line-height="100%" fo:text-align="start" style:justify-single-word="false"/>
      <style:text-properties fo:color="#000000" style:font-name="Calibri1" fo:font-size="12pt" fo:font-weight="normal" fo:background-color="transparent" style:font-name-asian="Calibri1" style:font-name-complex="Calibri1"/>
    </style:style>
    <style:style style:name="P23" style:family="paragraph" style:parent-style-name="Standard">
      <style:paragraph-properties fo:margin-top="0.0972in" fo:margin-bottom="0.0835in" loext:contextual-spacing="false" fo:line-height="100%" fo:text-align="start" style:justify-single-word="false"/>
      <style:text-properties fo:color="#000000" style:font-name="Calibri1" fo:font-size="14pt" fo:font-weight="bold" fo:background-color="transparent" style:font-name-asian="Calibri1" style:font-name-complex="Calibri1"/>
    </style:style>
    <style:style style:name="P24" style:family="paragraph" style:parent-style-name="Standard">
      <style:paragraph-properties fo:margin-top="0.0972in" fo:margin-bottom="0.0835in" loext:contextual-spacing="false" fo:line-height="100%" fo:text-align="start" style:justify-single-word="false"/>
      <style:text-properties fo:color="#000000" style:font-name="Calibri1" fo:font-size="15pt" fo:font-weight="bold" fo:background-color="transparent" style:font-name-asian="Calibri1" style:font-name-complex="Calibri1"/>
    </style:style>
    <style:style style:name="P25" style:family="paragraph" style:parent-style-name="Standard">
      <style:paragraph-properties fo:margin-top="0.0972in" fo:margin-bottom="0.0835in" loext:contextual-spacing="false" fo:line-height="100%" fo:text-align="start" style:justify-single-word="false"/>
      <style:text-properties fo:color="#000000" style:font-name="Calibri1" fo:font-size="12pt" fo:font-weight="normal" fo:background-color="transparent" style:font-name-asian="Calibri1" style:font-name-complex="Calibri1"/>
    </style:style>
    <style:style style:name="P26" style:family="paragraph" style:parent-style-name="Standard">
      <style:paragraph-properties fo:margin-top="0.0972in" fo:margin-bottom="0.0835in" loext:contextual-spacing="false" fo:line-height="100%" fo:text-align="start" style:justify-single-word="false"/>
      <style:text-properties fo:color="#000000" style:font-name="Calibri1" fo:font-size="13pt" fo:font-weight="bold" fo:background-color="transparent" style:font-name-asian="Calibri1" style:font-name-complex="Calibri1"/>
    </style:style>
    <style:style style:name="P27" style:family="paragraph" style:parent-style-name="Standard">
      <style:paragraph-properties fo:margin-top="0.0972in" fo:margin-bottom="0.0835in" loext:contextual-spacing="false" fo:line-height="100%" fo:text-align="start" style:justify-single-word="false"/>
      <style:text-properties fo:color="#000000" style:font-name="Calibri1" fo:font-size="13pt" fo:font-weight="normal" fo:background-color="transparent" style:font-name-asian="Calibri1" style:font-name-complex="Calibri1"/>
    </style:style>
    <style:style style:name="P28" style:family="paragraph" style:parent-style-name="Standard">
      <style:paragraph-properties fo:margin-top="0.0972in" fo:margin-bottom="0.0835in"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fo:color="#000000" style:font-name="Calibri1" fo:font-size="12pt" fo:font-weight="normal" fo:background-color="transparent" loext:char-shading-value="0" style:font-name-asian="Calibri1" style:font-name-complex="Calibri1"/>
    </style:style>
    <style:style style:name="T2" style:family="text">
      <style:text-properties officeooo:rsid="0019cd39"/>
    </style:style>
    <text:list-style style:name="L1">
      <text:list-level-style-bullet text:level="1" text:bullet-char="•">
        <style:list-level-properties text:space-before="0.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space-before="0.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space-before="0.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space-before="0.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Amazon Echo Project</text:p>
      <text:p text:style-name="P4">Software Requirements Specification</text:p>
      <text:p text:style-name="P8">Version &lt;1.0&gt;</text:p>
      <text:p text:style-name="P2"/>
      <text:p text:style-name="P10"/>
      <text:p text:style-name="P9">Table of Contents</text:p>
      <text:p text:style-name="P11">1. Introduction</text:p>
      <text:p text:style-name="P11"><text:tab/>1.1 Purpose</text:p>
      <text:p text:style-name="P11"><text:tab/>1.2 Scope</text:p>
      <text:p text:style-name="P11"><text:tab/>1.3 Definitions, Acronyms, and Abbreviations</text:p>
      <text:p text:style-name="P11"><text:tab/>1.6 Overview</text:p>
      <text:p text:style-name="P11">2. Overall Description</text:p>
      <text:p text:style-name="P11"><text:tab/>2.1 Speech Interface for Current System</text:p>
      <text:p text:style-name="P11"><text:tab/>2.2 Speech Interface for Additional Features</text:p>
      <text:p text:style-name="P11"><text:tab/>2.3 User Recognition System</text:p>
      <text:p text:style-name="P11">3. Specific Requirements</text:p>
      <text:p text:style-name="P11"><text:tab/>3.1 Speech Interface for Current System</text:p>
      <text:p text:style-name="P11"><text:soft-page-break/><text:tab/><text:tab/>3.1.1 Functional Requirements</text:p>
      <text:p text:style-name="P11"><text:tab/><text:tab/>3.1.2 Non-Functional Requirements<text:tab/></text:p>
      <text:p text:style-name="P11"><text:tab/>3.2 Speech Interface for Additional Features</text:p>
      <text:p text:style-name="P11"><text:tab/><text:tab/>3.2.1 Functional Requirements</text:p>
      <text:p text:style-name="P11"><text:tab/><text:tab/><text:tab/>3.2.1.1 Hardware Requirements</text:p>
      <text:p text:style-name="P11"><text:tab/><text:tab/><text:tab/>3.2.1.2 Software Requirements</text:p>
      <text:p text:style-name="P11"><text:tab/><text:tab/>3.2.2 Non-Functional Requirements<text:tab/></text:p>
      <text:p text:style-name="P11"><text:tab/><text:tab/><text:tab/>3.2.2.1 Voice Service Research</text:p>
      <text:p text:style-name="P11"><text:tab/><text:tab/><text:tab/>3.2.2.2 Voice Interface Design</text:p>
      <text:p text:style-name="P11"><text:tab/>3.3 User Recognition System</text:p>
      <text:p text:style-name="P11"><text:tab/><text:tab/>3.3.1 Functional Requirements</text:p>
      <text:p text:style-name="P11"><text:tab/><text:tab/><text:tab/>3.3.1.1 Wifi Connected Button</text:p>
      <text:p text:style-name="P11"><text:tab/><text:tab/><text:tab/>3.3.1.2 Android Application</text:p>
      <text:p text:style-name="P11"><text:tab/><text:tab/><text:tab/>3.3.1.3 Blue Tooth Authentication</text:p>
      <text:p text:style-name="P3"><text:tab/><text:tab/>3.3.2 Non-Functional Requirements<text:tab/></text:p>
      <text:p text:style-name="P5">1. Introduction</text:p>
      <text:p text:style-name="P12">1.1 Purpose</text:p>
      <text:p text:style-name="P3">The purpose of this project is to research avenues of improvement for the healthcare system provided by Lamprey networks.</text:p>
      <text:p text:style-name="P12">1.2 Scope</text:p>
      <text:p text:style-name="P11">There are three avenues to be researched:</text:p>
      <text:list xml:id="list4854451291841606540" text:style-name="L1">
        <text:list-item>
          <text:p text:style-name="P15">A speech interface for the current functionality provided by a web page interface.</text:p>
        </text:list-item>
        <text:list-item>
          <text:p text:style-name="P15">A speech interface for functionality that is not currently provided by the system</text:p>
        </text:list-item>
        <text:list-item>
          <text:p text:style-name="P19">A user recognition system for the system</text:p>
        </text:list-item>
      </text:list>
      <text:p text:style-name="P12">1.3 Definitions, Acronyms, and Abbreviations</text:p>
      <text:list xml:id="list4179762024470455267" text:style-name="L2">
        <text:list-item>
          <text:p text:style-name="P14"><text:span text:style-name="T1">API – Application Program Interface</text:span></text:p>
        </text:list-item>
        <text:list-item>
          <text:p text:style-name="P18"><text:span text:style-name="T1">GUI – Graphical User Interface</text:span></text:p>
        </text:list-item>
      </text:list>
      <text:p text:style-name="P12"><text:soft-page-break/>1.6 Overview</text:p>
      <text:p text:style-name="P3">Sections 2 and 3 of this document will be separated into three sections each describing one of the project avenues specified in section 1.2.</text:p>
      <text:p text:style-name="P7"/>
      <text:p text:style-name="P5">2. Overall Description</text:p>
      <text:p text:style-name="P12">2.1 Speech interface for current system</text:p>
      <text:p text:style-name="P3">Currently the system consists of a central hub (either an Android or Linux based product) which acts as a conduit between Continua certified devices and a healthcare provider. The hub receives data from the Continua devices, formats it, and passes it along to the provider via an internet API. In order to provide this functionality, both the hub and the devices must be configured by the user. This is currently done by a GUI provided through a website. The use of such a GUI is cumbersome as it requires a screen and input devices such as a mouse and a keyboard. The goal of this project is to provide an alternative speech interface for accessing the functions of the hub.</text:p>
      <text:p text:style-name="P21">2.2 Speech interface for additional features</text:p>
      <text:p text:style-name="P22">The user of the system will be able to query their past data with voice commands. These commands will look something in order of:</text:p>
      <text:p text:style-name="P22">- "How has my weight been in the past week?" </text:p>
      <text:p text:style-name="P22">- "What is the highest my blood sugar has been in the past month?"</text:p>
      <text:p text:style-name="P22">- "What measurements have I missed?"</text:p>
      <text:p text:style-name="P22">This way users will be able to access their information without a computer or smart phone.</text:p>
      <text:p text:style-name="P22">The hardware used to capture the voice will either be the Lamprey HUB, a bluetooth speaker/microphone that connects to the HUB, or a third party device such as the Amazon Echo or Respberry Pi. The voice service to analyze the received audio and create the voice responses will be the Alexa Voice Service and Alexa Skills Set, which are two SDKs provided by Amazon.</text:p>
      <text:p text:style-name="P21">2.3 User recognition system</text:p>
      <text:p text:style-name="P6">The Goal of this project is to research and implement a couple of different ways for users to be able to identify themselves when taking a measurement so that a system can be shared in a home with multiple users or even be used in hospital and nursing home environments. The idea is for users to have unique “tags” associated with them, the tag could be something such as a wifi connected button a user pushes at the time of their measurement, an android app they open, or possibly a blue tooth device that tells who is taking a measurement based on proximity. The idea is to make the process as simple and convenient for the user as possible. </text:p>
      <text:p text:style-name="P7"/>
      <text:p text:style-name="P5"><text:soft-page-break/>3. Specific Requirements</text:p>
      <text:p text:style-name="P21">3.1 Speech interface for current system</text:p>
      <text:p text:style-name="P23">3.1.1 Functional requirements</text:p>
      <text:p text:style-name="P11">The deliverable of this project will be a speech interface which will allow users to perform the following functions:</text:p>
      <text:list xml:id="list2246137969523737389" text:style-name="L3">
        <text:list-item>
          <text:p text:style-name="P16"><text:span text:style-name="T2">Allow</text:span> the user <text:span text:style-name="T2">to query</text:span> the current internet status of the hub</text:p>
        </text:list-item>
        <text:list-item>
          <text:p text:style-name="P16"><text:span text:style-name="T2">Allow</text:span> the user to <text:span text:style-name="T2">query</text:span> the current status of a particular Bluetooth device that is paired with the hub and alert the user to the hub's Bluetooth adapter status</text:p>
        </text:list-item>
        <text:list-item>
          <text:p text:style-name="P16"><text:span text:style-name="T2">Allow</text:span> the user to <text:span text:style-name="T2">query</text:span> the current System status where System status is defined by the information already available under the GUI tab of the same name</text:p>
        </text:list-item>
        <text:list-item>
          <text:p text:style-name="P16">Manage the pairing of Bluetooth devices with the hub.</text:p>
        </text:list-item>
        <text:list-item>
          <text:p text:style-name="P16">Control the amount of feedback the hub provides a user (different noise levels)</text:p>
        </text:list-item>
        <text:list-item>
          <text:p text:style-name="P16">Restart the hub</text:p>
        </text:list-item>
        <text:list-item>
          <text:p text:style-name="P16">Provide feedback to a user <text:span text:style-name="T2">when</text:span> a measurement has been taken</text:p>
        </text:list-item>
      </text:list>
      <text:p text:style-name="P11">This functionality will ideally be implemented on four different environments:</text:p>
      <text:list xml:id="list5679761165578875534" text:style-name="L4">
        <text:list-item>
          <text:p text:style-name="P17">Android OS with internet connectivity</text:p>
        </text:list-item>
        <text:list-item>
          <text:p text:style-name="P17">Android OS without internet connectivity (if this is deemed feasible, internet setup should be configurable from the voice interface)</text:p>
        </text:list-item>
        <text:list-item>
          <text:p text:style-name="P17">Linux OS with internet connectivity</text:p>
        </text:list-item>
        <text:list-item>
          <text:p text:style-name="P20">Linux OS without internet connectivity</text:p>
        </text:list-item>
      </text:list>
      <text:p text:style-name="P23">3.1.2 Non-functional requirements</text:p>
      <text:p text:style-name="P11">Multiple speech recognition systems (including Android's speech API, CMU Sphinx, and Amazon's Alexa service) will be researched and the best one chosen for the implementation of the interface.</text:p>
      <text:p text:style-name="P3">The user experience must be natural such that the many users can learn the system with minimal effort or training. Use cases will be used in the early planning stages to model interactions.</text:p>
      <text:p text:style-name="P21">3.2 Speech interface for additional features</text:p>
      <text:p text:style-name="P21">3.2.1 Functional Requirements</text:p>
      <text:p text:style-name="P22">The hardware requirements cover the hardware used to capture and playback audio. The software requirements cover the voice service used to analyze captured voice and synthesis audio from text to <text:soft-page-break/>be played back to the user.</text:p>
      <text:p text:style-name="P21">3.2.1.1 Hardware Requirements</text:p>
      <text:p text:style-name="P22">The hardware used to capture and playback audio will be any of these three options: </text:p>
      <text:p text:style-name="P22">1. The Lamprey HUB itself.</text:p>
      <text:p text:style-name="P22">2. A separate Bluetooth speaker/microphone that connects to the Lamprey HUB.</text:p>
      <text:p text:style-name="P22">3. A seperate device entirely, which connects via WiFi to an online server and queries the medical data without connection to the Lamprey HUB.</text:p>
      <text:p text:style-name="P21">3.2.1.2 Software Requirements</text:p>
      <text:p text:style-name="P22">The software used to process the audio and return audio messages to the hardware device will most likely be the services provided by Amazon: Alexa Voice Service and Alexa Skills Set. If it is determined that other software solutions make more sense, such as an Android implementation with Google's voice service, then the software will use those solutions instead. The goals for this software is to provide the following:</text:p>
      <text:p text:style-name="P22">1. A positive user experience with voice commands.</text:p>
      <text:p text:style-name="P22">2. A voice interface with data queries that are structured in a natural way, as in "What has my weight been in the past week", rather than "Select weight from time period week".</text:p>
      <text:p text:style-name="P22">3. The audio response needs to sound natural and able to be understood by most people. (Note: This is largely dependent on the voice service used)</text:p>
      <text:p text:style-name="P22">4. The voice service needs to respond quickly to a user. </text:p>
      <text:p text:style-name="P21">3.2.2 Non Functional Requirements</text:p>
      <text:p text:style-name="P21">3.2.2.1 Voice Service Research</text:p>
      <text:p text:style-name="P22">Amazon voice services will be researched and then compared with Nick's research which is using Google's voice services.</text:p>
      <text:p text:style-name="P21">3.2.2.2 Voice Interface Design</text:p>
      <text:p text:style-name="P22">The types of communication that a user could have with the voice system will be researched. Questions such as:</text:p>
      <text:p text:style-name="P22">- What type of data a user will query (Weight, blood sugar, ect.)</text:p>
      <text:p text:style-name="P22">- What sentence structure will users use to query data (How their sentence is broken down)</text:p>
      <text:p text:style-name="P22">- What operations a user will do with their data (compare time frames)</text:p>
      <text:p text:style-name="P22">These will be answered and implemented in the voice service.</text:p>
      <text:p text:style-name="P21"><text:soft-page-break/>3.3 User recognition system</text:p>
      <text:p text:style-name="P24">3.3.1 Functional requirements</text:p>
      <text:p text:style-name="P25">We will cover the individual possible routes of authentication, all projects will require a Lamprey Systems Hub or an Embedded Android Device(possibly running Google's Brillo OS at a later date).</text:p>
      <text:p text:style-name="P26">3.3.1.1 Wifi Connected Button</text:p>
      <text:p text:style-name="P27">For hardware this would require a low power button with the ability to connect to such as the amazon dash button. The software in this case would be a program running on the hub listening for signals from the button. When a signal is received the software matches the button's unique identifier with a user and then assigns the measurement that was taken at the same time the user pressed the button.</text:p>
      <text:p text:style-name="P28"/>
      <text:p text:style-name="P26">3.3.1.2 Android Application</text:p>
      <text:p text:style-name="P25">The hardware would be an Android phone or an Android smart watch. The software would be an android application that the user opens at the time of taking a measurement and then pushes a button inside the application. There would also have to be a software running on the hub to receive notifications from the android application and match the user to the measurement.</text:p>
      <text:p text:style-name="P26">3.3.1.3 Blue tooth authentication</text:p>
      <text:p text:style-name="P25">The hardware in this case would be a small blue-tooth device that would be convenient for the user to have on them at the time of measurement. Possible devices could be smartwatches, smartphones, or bluetooth low energy beacons. There would also need to be another bluetooth beacon close to the measurement device. The software in this case would be a program running on the hub that when a measurement is received would query the bluetooth beacon at the measurement device for a list of nearby bluetooth devices, the program would then match the nearest bluetooth device that is in it's user Database to the measurement. </text:p>
      <text:p text:style-name="P24">3.3.2 Non Functional requirements</text:p>
      <text:p text:style-name="P3">The main focus here is to limit the number of steps a user must take to authenticate themselves while still providing a reliable means of authentication. For instance the bluetooth authentication mentioned above would be great because the user does not have to do anything extra to authenticate themselves however at this time we are not even sure if it is possible. The above list is just a starting point, throughout the project I will be researching and implementing new ideas to make user authentication as easy as possible.</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style:font-name="Calibri" fo:font-size="11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0-23T17:14:17.295000000</dc:date>
    <meta:editing-duration>PT2M19S</meta:editing-duration>
    <meta:editing-cycles>1</meta:editing-cycles>
    <meta:document-statistic meta:table-count="0" meta:image-count="0" meta:object-count="0" meta:page-count="6" meta:paragraph-count="108" meta:word-count="1596" meta:character-count="9691" meta:non-whitespace-character-count="8166"/>
    <meta:generator>LibreOffice/4.4.1.2$Windows_x86 LibreOffice_project/45e2de17089c24a1fa810c8f975a7171ba4cd432</meta:generator>
  </office:meta>
</office:document-meta>
</file>